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cff5a" officeooo:paragraph-rsid="000cff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# ansible-playbook policy_windows_laps_policy.yml 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laps_policy : 18.2.3 (L1) Ensure 'Enable Local Admin Password Management' is set to 'Enabled' (MS only) (Scored)] ********************************************************</text:p>
      <text:p text:style-name="P1">changed: [9.37.141.147]</text:p>
      <text:p text:style-name="P1"/>
      <text:p text:style-name="P1">TASK [ansible_role_policy_windows_laps_policy : set_fact] 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dmPwdEnabled setting (18.2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laps_policy : 18.2.3 (L1) Ensure 'Enable Local Admin Password Management' is set to 'Enabled' (MS only) (Scored)] ********************************************************</text:p>
      <text:p text:style-name="P1">skipping: [9.37.141.147]</text:p>
      <text:p text:style-name="P1"/>
      <text:p text:style-name="P1">TASK [ansible_role_policy_windows_laps_policy : 18.2.4 (L1) Ensure 'Password Settings: Password Complexity' is set to 'Enabled: Large letters + small letters + numbers + special characters' (MS only) (Scored)] ***</text:p>
      <text:p text:style-name="P1">changed: [9.37.141.147]</text:p>
      <text:p text:style-name="P1"/>
      <text:p text:style-name="P1"><text:soft-page-break/>TASK [ansible_role_policy_windows_laps_policy : set_fact] 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asswordComplexity setting (18.2.4) is Compliant:'4'. It matches the CIS value: '4'"</text:p>
      <text:p text:style-name="P1"><text:s text:c="4"/>]</text:p>
      <text:p text:style-name="P1">}</text:p>
      <text:p text:style-name="P1"/>
      <text:p text:style-name="P1">TASK [ansible_role_policy_windows_laps_policy : 18.2.4 (L1) Ensure 'Password Settings: Password Complexity' is set to 'Enabled: Large letters + small letters + numbers + special characters' (MS only) (Scored)] ***</text:p>
      <text:p text:style-name="P1">skipping: [9.37.141.147]</text:p>
      <text:p text:style-name="P1"/>
      <text:p text:style-name="P1">TASK [ansible_role_policy_windows_laps_policy : 18.2.5 (L1) Ensure 'Password Settings: Password Length' is set to 'Enabled: 15 or more' (MS only) (Scored)] ************************************************</text:p>
      <text:p text:style-name="P1">changed: [9.37.141.147]</text:p>
      <text:p text:style-name="P1"/>
      <text:p text:style-name="P1">TASK [ansible_role_policy_windows_laps_policy : set_fact] 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asswordLength setting (18.2.5) is Compliant:'15'. It matches the CIS value or is higher than it: '15'"</text:p>
      <text:p text:style-name="P1"><text:s text:c="4"/>]</text:p>
      <text:p text:style-name="P1">}</text:p>
      <text:p text:style-name="P1"/>
      <text:p text:style-name="P1"><text:soft-page-break/>TASK [ansible_role_policy_windows_laps_policy : 18.2.5 (L1) Ensure 'Password Settings: Password Length' is set to 'Enabled: 15 or more' (MS only) (Scored)] ************************************************</text:p>
      <text:p text:style-name="P1">skipping: [9.37.141.147]</text:p>
      <text:p text:style-name="P1"/>
      <text:p text:style-name="P1">TASK [ansible_role_policy_windows_laps_policy : 18.2.6 (L1) Ensure 'Password Settings: Password Age (Days)' is set to 'Enabled: 30 or fewer' (MS only) (Scored)] *******************************************</text:p>
      <text:p text:style-name="P1">changed: [9.37.141.147]</text:p>
      <text:p text:style-name="P1"/>
      <text:p text:style-name="P1">TASK [ansible_role_policy_windows_laps_policy : set_fact] 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laps_policy : debug] **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aximumPasswordAge setting (18.2.6) is Compliant:'30'. It matches the CIS value or is less than it but not equal to 0: '30'"</text:p>
      <text:p text:style-name="P1"><text:s text:c="4"/>]</text:p>
      <text:p text:style-name="P1">}</text:p>
      <text:p text:style-name="P1"/>
      <text:p text:style-name="P1">TASK [ansible_role_policy_windows_laps_policy : 18.2.6 (L1) Ensure 'Password Settings: Password Age (Days)' is set to 'Enabled: 30 or fewer' (MS only) (Scored)] 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13 <text:s text:c="2"/>changed=4 <text:s text:c="3"/>unreachable=0 <text:s text:c="3"/>failed=0 <text:s text:c="3"/>skipped=8 <text:s text:c="3"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18:05.141204802</meta:creation-date>
    <dc:date>2019-09-13T13:18:54.849354040</dc:date>
    <meta:editing-duration>PT50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3" meta:paragraph-count="63" meta:word-count="394" meta:character-count="5913" meta:non-whitespace-character-count="5482"/>
  </office:meta>
</office:document-meta>
</file>